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rice</text:p>
          </table:table-cell>
          <table:table-cell office:value-type="string">
            <text:p>volume</text:p>
          </table:table-cell>
          <table:table-cell>
            <draw:frame table:end-cell-address="Sheet1.K21" table:end-x="0.293cm" table:end-y="0.067cm" draw:z-index="0" draw:style-name="gr1" draw:text-style-name="P1" svg:width="15.999cm" svg:height="8.999cm" svg:x="0.101cm" svg:y="0.1cm">
              <draw:object draw:notify-on-update-of-ranges="Sheet1.A1:Sheet1.A1 Sheet1.A2:Sheet1.A442 Sheet1.B1:Sheet1.B1 Sheet1.B2:Sheet1.B4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43">
            <text:p>0.043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5">
            <text:p>0.045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45">
            <text:p>0.04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46">
            <text:p>0.046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47">
            <text:p>0.047</text:p>
          </table:table-cell>
          <table:table-cell office:value-type="float" office:value="740">
            <text:p>74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48">
            <text:p>0.04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47">
            <text:p>0.047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8">
            <text:p>0.048</text:p>
          </table:table-cell>
          <table:table-cell office:value-type="float" office:value="1830">
            <text:p>183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48">
            <text:p>0.048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8">
            <text:p>0.048</text:p>
          </table:table-cell>
          <table:table-cell office:value-type="float" office:value="1470">
            <text:p>147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7">
            <text:p>0.047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8">
            <text:p>0.048</text:p>
          </table:table-cell>
          <table:table-cell office:value-type="float" office:value="970">
            <text:p>970</text:p>
          </table:table-cell>
          <table:table-cell>
            <draw:frame table:end-cell-address="Sheet1.K37" table:end-x="0.273cm" table:end-y="0.126cm" draw:z-index="1" draw:style-name="gr1" draw:text-style-name="P1" svg:width="15.999cm" svg:height="8.999cm" svg:x="0.081cm" svg:y="0.159cm">
              <draw:object draw:notify-on-update-of-ranges="Sheet1.A1:Sheet1.A1 Sheet1.A2:Sheet1.A442 Sheet1.C1:Sheet1.C1 Sheet1.C2:Sheet1.C44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47">
            <text:p>0.047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48">
            <text:p>0.048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48">
            <text:p>0.048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47">
            <text:p>0.047</text:p>
          </table:table-cell>
          <table:table-cell office:value-type="float" office:value="1840">
            <text:p>184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47">
            <text:p>0.047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46">
            <text:p>0.046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45">
            <text:p>0.045</text:p>
          </table:table-cell>
          <table:table-cell office:value-type="float" office:value="1180">
            <text:p>118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43">
            <text:p>0.043</text:p>
          </table:table-cell>
          <table:table-cell office:value-type="float" office:value="2380">
            <text:p>238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43">
            <text:p>0.043</text:p>
          </table:table-cell>
          <table:table-cell office:value-type="float" office:value="1160">
            <text:p>116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42">
            <text:p>0.04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43">
            <text:p>0.043</text:p>
          </table:table-cell>
          <table:table-cell office:value-type="float" office:value="1410">
            <text:p>141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44">
            <text:p>0.044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43">
            <text:p>0.043</text:p>
          </table:table-cell>
          <table:table-cell office:value-type="float" office:value="1450">
            <text:p>145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44">
            <text:p>0.044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43">
            <text:p>0.043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43">
            <text:p>0.043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43">
            <text:p>0.04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42">
            <text:p>0.04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43">
            <text:p>0.043</text:p>
          </table:table-cell>
          <table:table-cell office:value-type="float" office:value="1420">
            <text:p>142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42">
            <text:p>0.04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43">
            <text:p>0.043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42">
            <text:p>0.042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43">
            <text:p>0.04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42">
            <text:p>0.042</text:p>
          </table:table-cell>
          <table:table-cell office:value-type="float" office:value="2050">
            <text:p>205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43">
            <text:p>0.04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42">
            <text:p>0.042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42">
            <text:p>0.042</text:p>
          </table:table-cell>
          <table:table-cell office:value-type="float" office:value="530">
            <text:p>53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42">
            <text:p>0.042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41">
            <text:p>0.04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42">
            <text:p>0.042</text:p>
          </table:table-cell>
          <table:table-cell office:value-type="float" office:value="3070">
            <text:p>307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43">
            <text:p>0.04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43">
            <text:p>0.043</text:p>
          </table:table-cell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44">
            <text:p>0.04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42">
            <text:p>0.042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44">
            <text:p>0.04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43">
            <text:p>0.043</text:p>
          </table:table-cell>
          <table:table-cell office:value-type="float" office:value="1960">
            <text:p>196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42">
            <text:p>0.042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43">
            <text:p>0.043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44">
            <text:p>0.04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43">
            <text:p>0.043</text:p>
          </table:table-cell>
          <table:table-cell office:value-type="float" office:value="2510">
            <text:p>251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44">
            <text:p>0.044</text:p>
          </table:table-cell>
          <table:table-cell office:value-type="float" office:value="910">
            <text:p>91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43">
            <text:p>0.043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43">
            <text:p>0.043</text:p>
          </table:table-cell>
          <table:table-cell office:value-type="float" office:value="2620">
            <text:p>262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44">
            <text:p>0.044</text:p>
          </table:table-cell>
          <table:table-cell office:value-type="float" office:value="2490">
            <text:p>249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44">
            <text:p>0.04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44">
            <text:p>0.044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44">
            <text:p>0.04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43">
            <text:p>0.043</text:p>
          </table:table-cell>
          <table:table-cell office:value-type="float" office:value="2080">
            <text:p>208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42">
            <text:p>0.042</text:p>
          </table:table-cell>
          <table:table-cell office:value-type="float" office:value="1430">
            <text:p>143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43">
            <text:p>0.043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42">
            <text:p>0.042</text:p>
          </table:table-cell>
          <table:table-cell office:value-type="float" office:value="1930">
            <text:p>193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42">
            <text:p>0.042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41">
            <text:p>0.041</text:p>
          </table:table-cell>
          <table:table-cell office:value-type="float" office:value="2330">
            <text:p>233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41">
            <text:p>0.041</text:p>
          </table:table-cell>
          <table:table-cell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41">
            <text:p>0.041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4">
            <text:p>0.04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4">
            <text:p>0.04</text:p>
          </table:table-cell>
          <table:table-cell office:value-type="float" office:value="970">
            <text:p>97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4">
            <text:p>0.0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4">
            <text:p>0.04</text:p>
          </table:table-cell>
          <table:table-cell office:value-type="float" office:value="2350">
            <text:p>235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4">
            <text:p>0.04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39">
            <text:p>0.03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4">
            <text:p>0.04</text:p>
          </table:table-cell>
          <table:table-cell office:value-type="float" office:value="2250">
            <text:p>22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39">
            <text:p>0.03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4">
            <text:p>0.04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41">
            <text:p>0.041</text:p>
          </table:table-cell>
          <table:table-cell office:value-type="float" office:value="1070">
            <text:p>107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42">
            <text:p>0.042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41">
            <text:p>0.041</text:p>
          </table:table-cell>
          <table:table-cell office:value-type="float" office:value="1400">
            <text:p>140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4">
            <text:p>0.04</text:p>
          </table:table-cell>
          <table:table-cell office:value-type="float" office:value="4550">
            <text:p>455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39">
            <text:p>0.039</text:p>
          </table:table-cell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39">
            <text:p>0.03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38">
            <text:p>0.038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38">
            <text:p>0.038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38">
            <text:p>0.03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7">
            <text:p>0.03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38">
            <text:p>0.038</text:p>
          </table:table-cell>
          <table:table-cell office:value-type="float" office:value="1020">
            <text:p>102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38">
            <text:p>0.03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38">
            <text:p>0.038</text:p>
          </table:table-cell>
          <table:table-cell office:value-type="float" office:value="1840">
            <text:p>184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38">
            <text:p>0.038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39">
            <text:p>0.039</text:p>
          </table:table-cell>
          <table:table-cell office:value-type="float" office:value="1010">
            <text:p>101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38">
            <text:p>0.03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39">
            <text:p>0.03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38">
            <text:p>0.038</text:p>
          </table:table-cell>
          <table:table-cell office:value-type="float" office:value="1450">
            <text:p>145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38">
            <text:p>0.038</text:p>
          </table:table-cell>
          <table:table-cell office:value-type="float" office:value="420">
            <text:p>42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8">
            <text:p>0.038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39">
            <text:p>0.0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39">
            <text:p>0.039</text:p>
          </table:table-cell>
          <table:table-cell office:value-type="float" office:value="1240">
            <text:p>124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4">
            <text:p>0.04</text:p>
          </table:table-cell>
          <table:table-cell office:value-type="float" office:value="3910">
            <text:p>391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4">
            <text:p>0.04</text:p>
          </table:table-cell>
          <table:table-cell office:value-type="float" office:value="1720">
            <text:p>172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4">
            <text:p>0.04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4">
            <text:p>0.04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4">
            <text:p>0.04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4">
            <text:p>0.04</text:p>
          </table:table-cell>
          <table:table-cell office:value-type="float" office:value="2050">
            <text:p>205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9">
            <text:p>0.039</text:p>
          </table:table-cell>
          <table:table-cell office:value-type="float" office:value="950">
            <text:p>95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39">
            <text:p>0.039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39">
            <text:p>0.039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4">
            <text:p>0.0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4">
            <text:p>0.04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39">
            <text:p>0.03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4">
            <text:p>0.04</text:p>
          </table:table-cell>
          <table:table-cell office:value-type="float" office:value="1150">
            <text:p>115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39">
            <text:p>0.039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4">
            <text:p>0.0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4">
            <text:p>0.0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9">
            <text:p>0.03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39">
            <text:p>0.039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39">
            <text:p>0.039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4">
            <text:p>0.04</text:p>
          </table:table-cell>
          <table:table-cell office:value-type="float" office:value="1510">
            <text:p>151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39">
            <text:p>0.039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39">
            <text:p>0.039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38">
            <text:p>0.038</text:p>
          </table:table-cell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37">
            <text:p>0.037</text:p>
          </table:table-cell>
          <table:table-cell office:value-type="float" office:value="2740">
            <text:p>274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36">
            <text:p>0.036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36">
            <text:p>0.036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5">
            <text:p>0.03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36">
            <text:p>0.036</text:p>
          </table:table-cell>
          <table:table-cell office:value-type="float" office:value="2930">
            <text:p>293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37">
            <text:p>0.037</text:p>
          </table:table-cell>
          <table:table-cell office:value-type="float" office:value="6360">
            <text:p>636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38">
            <text:p>0.038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37">
            <text:p>0.037</text:p>
          </table:table-cell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38">
            <text:p>0.038</text:p>
          </table:table-cell>
          <table:table-cell office:value-type="float" office:value="1960">
            <text:p>196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39">
            <text:p>0.039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38">
            <text:p>0.038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39">
            <text:p>0.039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38">
            <text:p>0.038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">
            <text:p>0.038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39">
            <text:p>0.039</text:p>
          </table:table-cell>
          <table:table-cell office:value-type="float" office:value="720">
            <text:p>72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38">
            <text:p>0.038</text:p>
          </table:table-cell>
          <table:table-cell office:value-type="float" office:value="1250">
            <text:p>125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37">
            <text:p>0.037</text:p>
          </table:table-cell>
          <table:table-cell office:value-type="float" office:value="4250">
            <text:p>425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36">
            <text:p>0.036</text:p>
          </table:table-cell>
          <table:table-cell office:value-type="float" office:value="3530">
            <text:p>353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35">
            <text:p>0.035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34">
            <text:p>0.034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35">
            <text:p>0.03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34">
            <text:p>0.034</text:p>
          </table:table-cell>
          <table:table-cell office:value-type="float" office:value="3380">
            <text:p>338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33">
            <text:p>0.033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2">
            <text:p>0.03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34">
            <text:p>0.034</text:p>
          </table:table-cell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33">
            <text:p>0.033</text:p>
          </table:table-cell>
          <table:table-cell office:value-type="float" office:value="1510">
            <text:p>151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32">
            <text:p>0.032</text:p>
          </table:table-cell>
          <table:table-cell office:value-type="float" office:value="1790">
            <text:p>179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31">
            <text:p>0.031</text:p>
          </table:table-cell>
          <table:table-cell office:value-type="float" office:value="2510">
            <text:p>251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3">
            <text:p>0.03</text:p>
          </table:table-cell>
          <table:table-cell office:value-type="float" office:value="2140">
            <text:p>214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29">
            <text:p>0.029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28">
            <text:p>0.028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29">
            <text:p>0.029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3">
            <text:p>0.03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29">
            <text:p>0.029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27">
            <text:p>0.027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26">
            <text:p>0.026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25">
            <text:p>0.02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28">
            <text:p>0.028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26">
            <text:p>0.026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27">
            <text:p>0.027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26">
            <text:p>0.026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25">
            <text:p>0.025</text:p>
          </table:table-cell>
          <table:table-cell office:value-type="float" office:value="940">
            <text:p>94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24">
            <text:p>0.024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22">
            <text:p>0.02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21">
            <text:p>0.021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2">
            <text:p>0.0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26">
            <text:p>0.02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27">
            <text:p>0.027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26">
            <text:p>0.02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25">
            <text:p>0.02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24">
            <text:p>0.024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26">
            <text:p>0.026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25">
            <text:p>0.025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28">
            <text:p>0.028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27">
            <text:p>0.027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28">
            <text:p>0.028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27">
            <text:p>0.027</text:p>
          </table:table-cell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26">
            <text:p>0.02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25">
            <text:p>0.02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24">
            <text:p>0.02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23">
            <text:p>0.023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24">
            <text:p>0.024</text:p>
          </table:table-cell>
          <table:table-cell office:value-type="float" office:value="2300">
            <text:p>230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25">
            <text:p>0.025</text:p>
          </table:table-cell>
          <table:table-cell office:value-type="float" office:value="4880">
            <text:p>488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24">
            <text:p>0.024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25">
            <text:p>0.025</text:p>
          </table:table-cell>
          <table:table-cell office:value-type="float" office:value="1520">
            <text:p>152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24">
            <text:p>0.024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25">
            <text:p>0.025</text:p>
          </table:table-cell>
          <table:table-cell office:value-type="float" office:value="1040">
            <text:p>104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26">
            <text:p>0.026</text:p>
          </table:table-cell>
          <table:table-cell office:value-type="float" office:value="620">
            <text:p>62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25">
            <text:p>0.025</text:p>
          </table:table-cell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24">
            <text:p>0.024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25">
            <text:p>0.02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24">
            <text:p>0.02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25">
            <text:p>0.025</text:p>
          </table:table-cell>
          <table:table-cell office:value-type="float" office:value="860">
            <text:p>86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24">
            <text:p>0.024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25">
            <text:p>0.02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24">
            <text:p>0.024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25">
            <text:p>0.025</text:p>
          </table:table-cell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25">
            <text:p>0.025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26">
            <text:p>0.026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27">
            <text:p>0.027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27">
            <text:p>0.027</text:p>
          </table:table-cell>
          <table:table-cell office:value-type="float" office:value="370">
            <text:p>37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27">
            <text:p>0.027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27">
            <text:p>0.027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26">
            <text:p>0.026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27">
            <text:p>0.02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26">
            <text:p>0.026</text:p>
          </table:table-cell>
          <table:table-cell office:value-type="float" office:value="830">
            <text:p>83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27">
            <text:p>0.02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26">
            <text:p>0.026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27">
            <text:p>0.027</text:p>
          </table:table-cell>
          <table:table-cell office:value-type="float" office:value="1560">
            <text:p>156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27">
            <text:p>0.027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28">
            <text:p>0.02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27">
            <text:p>0.02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28">
            <text:p>0.02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27">
            <text:p>0.02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27">
            <text:p>0.02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28">
            <text:p>0.028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27">
            <text:p>0.02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28">
            <text:p>0.028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27">
            <text:p>0.02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27">
            <text:p>0.027</text:p>
          </table:table-cell>
          <table:table-cell office:value-type="float" office:value="2470">
            <text:p>247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26">
            <text:p>0.026</text:p>
          </table:table-cell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25">
            <text:p>0.025</text:p>
          </table:table-cell>
          <table:table-cell office:value-type="float" office:value="3450">
            <text:p>345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25">
            <text:p>0.025</text:p>
          </table:table-cell>
          <table:table-cell office:value-type="float" office:value="1470">
            <text:p>147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24">
            <text:p>0.024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23">
            <text:p>0.023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22">
            <text:p>0.02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21">
            <text:p>0.02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2">
            <text:p>0.02</text:p>
          </table:table-cell>
          <table:table-cell office:value-type="float" office:value="1770">
            <text:p>177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23">
            <text:p>0.02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21">
            <text:p>0.02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23">
            <text:p>0.023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24">
            <text:p>0.024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24">
            <text:p>0.024</text:p>
          </table:table-cell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23">
            <text:p>0.023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24">
            <text:p>0.024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23">
            <text:p>0.023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24">
            <text:p>0.024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25">
            <text:p>0.025</text:p>
          </table:table-cell>
          <table:table-cell office:value-type="float" office:value="2040">
            <text:p>204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26">
            <text:p>0.02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26">
            <text:p>0.026</text:p>
          </table:table-cell>
          <table:table-cell office:value-type="float" office:value="1150">
            <text:p>115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26">
            <text:p>0.02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27">
            <text:p>0.027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26">
            <text:p>0.026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27">
            <text:p>0.027</text:p>
          </table:table-cell>
          <table:table-cell office:value-type="float" office:value="1290">
            <text:p>129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27">
            <text:p>0.02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27">
            <text:p>0.02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27">
            <text:p>0.02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28">
            <text:p>0.028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27">
            <text:p>0.027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27">
            <text:p>0.027</text:p>
          </table:table-cell>
          <table:table-cell office:value-type="float" office:value="4140">
            <text:p>414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27">
            <text:p>0.027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26">
            <text:p>0.026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27">
            <text:p>0.027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26">
            <text:p>0.026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26">
            <text:p>0.026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26">
            <text:p>0.026</text:p>
          </table:table-cell>
          <table:table-cell office:value-type="float" office:value="2920">
            <text:p>292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26">
            <text:p>0.026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25">
            <text:p>0.025</text:p>
          </table:table-cell>
          <table:table-cell office:value-type="float" office:value="1720">
            <text:p>172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25">
            <text:p>0.025</text:p>
          </table:table-cell>
          <table:table-cell office:value-type="float" office:value="840">
            <text:p>84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25">
            <text:p>0.025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25">
            <text:p>0.02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26">
            <text:p>0.026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26">
            <text:p>0.026</text:p>
          </table:table-cell>
          <table:table-cell office:value-type="float" office:value="1270">
            <text:p>127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27">
            <text:p>0.027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26">
            <text:p>0.02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27">
            <text:p>0.027</text:p>
          </table:table-cell>
          <table:table-cell office:value-type="float" office:value="1110">
            <text:p>111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27">
            <text:p>0.02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27">
            <text:p>0.027</text:p>
          </table:table-cell>
          <table:table-cell office:value-type="float" office:value="2770">
            <text:p>277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28">
            <text:p>0.028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28">
            <text:p>0.028</text:p>
          </table:table-cell>
          <table:table-cell office:value-type="float" office:value="1020">
            <text:p>1020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28">
            <text:p>0.028</text:p>
          </table:table-cell>
          <table:table-cell office:value-type="float" office:value="3530">
            <text:p>353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29">
            <text:p>0.029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3">
            <text:p>0.0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29">
            <text:p>0.029</text:p>
          </table:table-cell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3">
            <text:p>0.03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29">
            <text:p>0.029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3">
            <text:p>0.0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29">
            <text:p>0.029</text:p>
          </table:table-cell>
          <table:table-cell office:value-type="float" office:value="580">
            <text:p>58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29">
            <text:p>0.029</text:p>
          </table:table-cell>
          <table:table-cell office:value-type="float" office:value="6590">
            <text:p>659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28">
            <text:p>0.028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28">
            <text:p>0.028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27">
            <text:p>0.027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26">
            <text:p>0.02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26">
            <text:p>0.02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25">
            <text:p>0.025</text:p>
          </table:table-cell>
          <table:table-cell office:value-type="float" office:value="2220">
            <text:p>222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26">
            <text:p>0.02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25">
            <text:p>0.025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25">
            <text:p>0.025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26">
            <text:p>0.026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25">
            <text:p>0.02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26">
            <text:p>0.02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27">
            <text:p>0.027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26">
            <text:p>0.02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26">
            <text:p>0.026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27">
            <text:p>0.027</text:p>
          </table:table-cell>
          <table:table-cell office:value-type="float" office:value="1430">
            <text:p>143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26">
            <text:p>0.026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25">
            <text:p>0.025</text:p>
          </table:table-cell>
          <table:table-cell office:value-type="float" office:value="1400">
            <text:p>140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26">
            <text:p>0.026</text:p>
          </table:table-cell>
          <table:table-cell office:value-type="float" office:value="1110">
            <text:p>111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26">
            <text:p>0.026</text:p>
          </table:table-cell>
          <table:table-cell office:value-type="float" office:value="1300">
            <text:p>130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25">
            <text:p>0.025</text:p>
          </table:table-cell>
          <table:table-cell office:value-type="float" office:value="2750">
            <text:p>275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24">
            <text:p>0.024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23">
            <text:p>0.023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24">
            <text:p>0.02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23">
            <text:p>0.023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23">
            <text:p>0.023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22">
            <text:p>0.02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21">
            <text:p>0.021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2">
            <text:p>0.02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22">
            <text:p>0.022</text:p>
          </table:table-cell>
          <table:table-cell office:value-type="float" office:value="3040">
            <text:p>3040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23">
            <text:p>0.023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22">
            <text:p>0.022</text:p>
          </table:table-cell>
          <table:table-cell office:value-type="float" office:value="3730">
            <text:p>373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22">
            <text:p>0.022</text:p>
          </table:table-cell>
          <table:table-cell office:value-type="float" office:value="4340">
            <text:p>434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21">
            <text:p>0.02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22">
            <text:p>0.022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21">
            <text:p>0.02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22">
            <text:p>0.022</text:p>
          </table:table-cell>
          <table:table-cell office:value-type="float" office:value="430">
            <text:p>43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22">
            <text:p>0.02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2">
            <text:p>0.02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2">
            <text:p>0.02</text:p>
          </table:table-cell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19">
            <text:p>0.019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18">
            <text:p>0.018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19">
            <text:p>0.019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18">
            <text:p>0.018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8">
            <text:p>0.018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16">
            <text:p>0.0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15">
            <text:p>0.015</text:p>
          </table:table-cell>
          <table:table-cell office:value-type="float" office:value="580">
            <text:p>58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17">
            <text:p>0.017</text:p>
          </table:table-cell>
          <table:table-cell office:value-type="float" office:value="2570">
            <text:p>257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18">
            <text:p>0.018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18">
            <text:p>0.018</text:p>
          </table:table-cell>
          <table:table-cell office:value-type="float" office:value="1760">
            <text:p>176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18">
            <text:p>0.018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17">
            <text:p>0.01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18">
            <text:p>0.018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17">
            <text:p>0.01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17">
            <text:p>0.017</text:p>
          </table:table-cell>
          <table:table-cell office:value-type="float" office:value="740">
            <text:p>74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17">
            <text:p>0.017</text:p>
          </table:table-cell>
          <table:table-cell office:value-type="float" office:value="2140">
            <text:p>214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16">
            <text:p>0.016</text:p>
          </table:table-cell>
          <table:table-cell office:value-type="float" office:value="1860">
            <text:p>186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17">
            <text:p>0.017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16">
            <text:p>0.0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16">
            <text:p>0.01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16">
            <text:p>0.016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15">
            <text:p>0.01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16">
            <text:p>0.016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15">
            <text:p>0.015</text:p>
          </table:table-cell>
          <table:table-cell office:value-type="float" office:value="2360">
            <text:p>236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13">
            <text:p>0.01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15">
            <text:p>0.01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14">
            <text:p>0.01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15">
            <text:p>0.01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14">
            <text:p>0.014</text:p>
          </table:table-cell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13">
            <text:p>0.013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14">
            <text:p>0.014</text:p>
          </table:table-cell>
          <table:table-cell office:value-type="float" office:value="2190">
            <text:p>219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13">
            <text:p>0.013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14">
            <text:p>0.014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13">
            <text:p>0.013</text:p>
          </table:table-cell>
          <table:table-cell office:value-type="float" office:value="690">
            <text:p>69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12">
            <text:p>0.012</text:p>
          </table:table-cell>
          <table:table-cell office:value-type="float" office:value="1050">
            <text:p>105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13">
            <text:p>0.01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12">
            <text:p>0.012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12">
            <text:p>0.012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13">
            <text:p>0.0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12">
            <text:p>0.01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13">
            <text:p>0.013</text:p>
          </table:table-cell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12">
            <text:p>0.01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13">
            <text:p>0.013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12">
            <text:p>0.012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13">
            <text:p>0.013</text:p>
          </table:table-cell>
          <table:table-cell office:value-type="float" office:value="1020">
            <text:p>102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12">
            <text:p>0.012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12">
            <text:p>0.012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13">
            <text:p>0.01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12">
            <text:p>0.01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13">
            <text:p>0.01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12">
            <text:p>0.012</text:p>
          </table:table-cell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13">
            <text:p>0.013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12">
            <text:p>0.012</text:p>
          </table:table-cell>
          <table:table-cell office:value-type="float" office:value="2590">
            <text:p>259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12">
            <text:p>0.01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11">
            <text:p>0.011</text:p>
          </table:table-cell>
          <table:table-cell office:value-type="float" office:value="2090">
            <text:p>209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12">
            <text:p>0.01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11">
            <text:p>0.011</text:p>
          </table:table-cell>
          <table:table-cell office:value-type="float" office:value="5080">
            <text:p>508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1">
            <text:p>0.01</text:p>
          </table:table-cell>
          <table:table-cell office:value-type="float" office:value="2220">
            <text:p>222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11">
            <text:p>0.011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1">
            <text:p>0.01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11">
            <text:p>0.01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1">
            <text:p>0.01</text:p>
          </table:table-cell>
          <table:table-cell office:value-type="float" office:value="1410">
            <text:p>141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11">
            <text:p>0.011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12">
            <text:p>0.012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11">
            <text:p>0.01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12">
            <text:p>0.01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13">
            <text:p>0.013</text:p>
          </table:table-cell>
          <table:table-cell office:value-type="float" office:value="1300">
            <text:p>1300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12">
            <text:p>0.012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13">
            <text:p>0.013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12">
            <text:p>0.01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13">
            <text:p>0.013</text:p>
          </table:table-cell>
          <table:table-cell office:value-type="float" office:value="5060">
            <text:p>506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13">
            <text:p>0.013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13">
            <text:p>0.013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14">
            <text:p>0.014</text:p>
          </table:table-cell>
          <table:table-cell office:value-type="float" office:value="3800">
            <text:p>38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15">
            <text:p>0.015</text:p>
          </table:table-cell>
          <table:table-cell office:value-type="float" office:value="410">
            <text:p>41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16">
            <text:p>0.016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15">
            <text:p>0.015</text:p>
          </table:table-cell>
          <table:table-cell office:value-type="float" office:value="1260">
            <text:p>126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14">
            <text:p>0.014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15">
            <text:p>0.015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14">
            <text:p>0.01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15">
            <text:p>0.015</text:p>
          </table:table-cell>
          <table:table-cell office:value-type="float" office:value="390">
            <text:p>39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15">
            <text:p>0.015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14">
            <text:p>0.01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15">
            <text:p>0.015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14">
            <text:p>0.01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15">
            <text:p>0.015</text:p>
          </table:table-cell>
          <table:table-cell office:value-type="float" office:value="3600">
            <text:p>360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14">
            <text:p>0.014</text:p>
          </table:table-cell>
          <table:table-cell office:value-type="float" office:value="2010">
            <text:p>201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15">
            <text:p>0.015</text:p>
          </table:table-cell>
          <table:table-cell office:value-type="float" office:value="380">
            <text:p>38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14">
            <text:p>0.014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13">
            <text:p>0.013</text:p>
          </table:table-cell>
          <table:table-cell office:value-type="float" office:value="1410">
            <text:p>141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14">
            <text:p>0.014</text:p>
          </table:table-cell>
          <table:table-cell office:value-type="float" office:value="1760">
            <text:p>176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15">
            <text:p>0.015</text:p>
          </table:table-cell>
          <table:table-cell office:value-type="float" office:value="3530">
            <text:p>353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16">
            <text:p>0.01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15">
            <text:p>0.015</text:p>
          </table:table-cell>
          <table:table-cell office:value-type="float" office:value="1430">
            <text:p>143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16">
            <text:p>0.01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15">
            <text:p>0.01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15">
            <text:p>0.015</text:p>
          </table:table-cell>
          <table:table-cell office:value-type="float" office:value="1580">
            <text:p>158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15">
            <text:p>0.015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14">
            <text:p>0.014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15">
            <text:p>0.015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15">
            <text:p>0.015</text:p>
          </table:table-cell>
          <table:table-cell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14">
            <text:p>0.014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13">
            <text:p>0.013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13">
            <text:p>0.013</text:p>
          </table:table-cell>
          <table:table-cell office:value-type="float" office:value="1400">
            <text:p>140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12">
            <text:p>0.01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12">
            <text:p>0.012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13">
            <text:p>0.013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11">
            <text:p>0.011</text:p>
          </table:table-cell>
          <table:table-cell office:value-type="float" office:value="2120">
            <text:p>2120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1">
            <text:p>0.01</text:p>
          </table:table-cell>
          <table:table-cell office:value-type="float" office:value="6020">
            <text:p>602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11">
            <text:p>0.011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1">
            <text:p>0.01</text:p>
          </table:table-cell>
          <table:table-cell office:value-type="float" office:value="5140">
            <text:p>514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1">
            <text:p>0.01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11">
            <text:p>0.01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11">
            <text:p>0.011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12">
            <text:p>0.01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11">
            <text:p>0.011</text:p>
          </table:table-cell>
          <table:table-cell office:value-type="float" office:value="1080">
            <text:p>108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TW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28/06/2012</text:date>, <text:time>20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20:21:58.88</meta:creation-date>
    <dc:date>2012-06-28T20:36:42.64</dc:date>
    <meta:editing-duration>PT14M44S</meta:editing-duration>
    <meta:editing-cycles>1</meta:editing-cycles>
    <meta:document-statistic meta:table-count="3" meta:cell-count="1326" meta:object-count="2"/>
    <meta:generator>OpenOffice.org/3.4$Win32 OpenOffice.org_project/340m1$Build-95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42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188cm" style:legend-expansion="high" chart:style-name="ch2"/>
        <chart:plot-area chart:style-name="ch3" table:cell-range-address="Sheet1.A1:Sheet1.B442" chart:data-source-has-labels="both" svg:x="0.77cm" svg:y="0.855cm" svg:width="12.505cm" svg:height="7.545cm">
          <chartooo:coordinate-region svg:x="1.682cm" svg:y="1.067cm" svg:width="11.313cm" svg:height="6.236cm"/>
          <chart:axis chart:dimension="x" chart:name="primary-x" chart:style-name="ch4" chartooo:axis-type="auto">
            <chartooo:date-scale/>
            <chart:categories table:cell-range-address="Sheet1.A2:Sheet1.A4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42" chart:label-cell-address="Sheet1.B1:Sheet1.B1" chart:class="chart:line">
            <chart:data-point chart:repeated="4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442</svg:desc>
                </draw:g>
              </table:table-cell>
              <table:table-cell office:value-type="float" office:value="0.04">
                <text:p>0.04</text:p>
                <draw:g>
                  <svg:desc>Sheet1.B2:Sheet1.B4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4.188cm" style:legend-expansion="high" chart:style-name="ch2"/>
        <chart:plot-area chart:style-name="ch3" table:cell-range-address="Sheet1.A1:Sheet1.A442 Sheet1.C1:Sheet1.C442" chart:data-source-has-labels="both" svg:x="0.77cm" svg:y="0.855cm" svg:width="12.188cm" svg:height="7.545cm">
          <chartooo:coordinate-region svg:x="1.762cm" svg:y="1.068cm" svg:width="11.115cm" svg:height="6.235cm"/>
          <chart:axis chart:dimension="x" chart:name="primary-x" chart:style-name="ch4" chartooo:axis-type="auto">
            <chartooo:date-scale/>
            <chart:categories table:cell-range-address="Sheet1.A2:Sheet1.A4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42" chart:label-cell-address="Sheet1.C1:Sheet1.C1" chart:class="chart:line">
            <chart:data-point chart:repeated="4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442</svg:desc>
                </draw:g>
              </table:table-cell>
              <table:table-cell office:value-type="float" office:value="470">
                <text:p>470</text:p>
                <draw:g>
                  <svg:desc>Sheet1.C2:Sheet1.C4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080">
                <text:p>10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